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 style:parent-style-name="standard">
      <style:graphic-properties draw:fill-color="#ffcc99" draw:textarea-vertical-align="middle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draw:layer="layout" svg:width="6.367cm" svg:height="0.869cm" svg:x="1.245cm" svg:y="1.326cm">
          <text:p text:style-name="P1"><text:span text:style-name="T1">Patient Reported</text:span></text:p>
        </draw:rect>
        <draw:rect draw:style-name="gr3" draw:text-style-name="P4" xml:id="id12" draw:id="id12" draw:layer="layout" svg:width="6.35cm" svg:height="17.295cm" svg:x="1.262cm" svg:y="2.12cm">
          <text:p text:style-name="P3"><text:span text:style-name="T2">patient_reported_id</text:span></text:p>
          <text:p text:style-name="P3"><text:span text:style-name="T2">org_reported_id</text:span></text:p>
          <text:p text:style-name="P3"><text:span text:style-name="T2">patient_reported_external_link</text:span></text:p>
          <text:p text:style-name="P3"><text:span text:style-name="T2">patient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patient_reported_authority</text:span></text:p>
          <text:p text:style-name="P3"><text:span text:style-name="T2">patient_reported_type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mother_maiden</text:span></text:p>
          <text:p text:style-name="P3"><text:span text:style-name="T2">patient_birth_date</text:span></text:p>
          <text:p text:style-name="P3"><text:span text:style-name="T2">patient_sex</text:span></text:p>
          <text:p text:style-name="P3"><text:span text:style-name="T2">patient_race, 2, 3, 4, 5</text:span></text:p>
          <text:p text:style-name="P3"><text:span text:style-name="T2">patient_address_line1</text:span></text:p>
          <text:p text:style-name="P3"><text:span text:style-name="T2">patient_address_line2</text:span></text:p>
          <text:p text:style-name="P3"><text:span text:style-name="T2">patient_address_city</text:span></text:p>
          <text:p text:style-name="P3"><text:span text:style-name="T2">patient_address_state</text:span></text:p>
          <text:p text:style-name="P3"><text:span text:style-name="T2">patient_address_zip</text:span></text:p>
          <text:p text:style-name="P3"><text:span text:style-name="T2">patient_address_country</text:span></text:p>
          <text:p text:style-name="P3"><text:span text:style-name="T2">patient_address_county_parish</text:span></text:p>
          <text:p text:style-name="P3"><text:span text:style-name="T2">patient_phone</text:span></text:p>
          <text:p text:style-name="P3"><text:span text:style-name="T2">patient_email</text:span></text:p>
          <text:p text:style-name="P3"><text:span text:style-name="T2">patient_ethnicity</text:span></text:p>
          <text:p text:style-name="P3"><text:span text:style-name="T2">patient_birth_flag</text:span></text:p>
          <text:p text:style-name="P3"><text:span text:style-name="T2">patient_birth_order</text:span></text:p>
          <text:p text:style-name="P3"><text:span text:style-name="T2">patient_death_flag</text:span></text:p>
          <text:p text:style-name="P3"><text:span text:style-name="T2">patient_death_date</text:span></text:p>
          <text:p text:style-name="P3"><text:span text:style-name="T2">publicity_indicator</text:span></text:p>
          <text:p text:style-name="P3"><text:span text:style-name="T2">publicity_indicator_date</text:span></text:p>
          <text:p text:style-name="P3"><text:span text:style-name="T2">protection_indicator</text:span></text:p>
          <text:p text:style-name="P3"><text:span text:style-name="T2">protection_indicator_date</text:span></text:p>
          <text:p text:style-name="P3"><text:span text:style-name="T2">registry_status_indicator</text:span></text:p>
          <text:p text:style-name="P3"><text:span text:style-name="T2">registry_status_indicator_date</text:span></text:p>
          <text:p text:style-name="P3"><text:span text:style-name="T2">guardian_last</text:span></text:p>
          <text:p text:style-name="P3"><text:span text:style-name="T2">guardian_first</text:span></text:p>
          <text:p text:style-name="P3"><text:span text:style-name="T2">guardian_middle</text:span></text:p>
          <text:p text:style-name="P3"><text:span text:style-name="T2">guardian_relationship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4" draw:text-style-name="P1" xml:id="id1" draw:id="id1" draw:layer="layout" svg:width="0.254cm" svg:height="0.254cm" svg:x="3.435cm" svg:y="3.695cm">
          <text:p/>
        </draw:circle>
        <draw:connector draw:style-name="gr5" draw:text-style-name="P1" draw:layer="layout" draw:type="curve" svg:x1="3.689cm" svg:y1="3.822cm" svg:x2="8.63cm" svg:y2="4.716cm" draw:start-shape="id1" draw:start-glue-point="1" draw:end-shape="id2" draw:end-glue-point="3" svg:d="M3689 3822c3706 0 1236 894 4941 894">
          <text:p/>
        </draw:connector>
        <draw:rect draw:style-name="gr2" draw:text-style-name="P2" draw:layer="layout" svg:width="3.472cm" svg:height="0.869cm" svg:x="15.308cm" svg:y="4.175cm">
          <text:p text:style-name="P1"><text:span text:style-name="T1">Org Access</text:span></text:p>
        </draw:rect>
        <draw:rect draw:style-name="gr3" draw:text-style-name="P4" draw:layer="layout" svg:width="3.472cm" svg:height="2.159cm" svg:x="15.308cm" svg:y="4.937cm">
          <text:p text:style-name="P3"><text:span text:style-name="T2">org_access_id</text:span></text:p>
          <text:p text:style-name="P3"><text:span text:style-name="T2">org_id</text:span></text:p>
          <text:p text:style-name="P3"><text:span text:style-name="T2">access_name</text:span></text:p>
          <text:p text:style-name="P3"><text:span text:style-name="T2">access_key</text:span></text:p>
        </draw:rect>
        <draw:rect draw:style-name="gr2" draw:text-style-name="P2" xml:id="id6" draw:id="id6" draw:layer="layout" svg:width="4.78cm" svg:height="0.869cm" svg:x="8.63cm" svg:y="1.889cm">
          <text:p text:style-name="P1"><text:span text:style-name="T1">Org Master</text:span></text:p>
        </draw:rect>
        <draw:rect draw:style-name="gr3" draw:text-style-name="P4" xml:id="id4" draw:id="id4" draw:layer="layout" svg:width="4.78cm" svg:height="1.11cm" svg:x="8.63cm" svg:y="2.664cm">
          <text:p text:style-name="P3"><text:span text:style-name="T2">org_id</text:span></text:p>
          <text:p text:style-name="P3"><text:span text:style-name="T2">organization_name</text:span></text:p>
        </draw:rect>
        <draw:rect draw:style-name="gr2" draw:text-style-name="P2" xml:id="id2" draw:id="id2" draw:layer="layout" svg:width="4.78cm" svg:height="0.869cm" svg:x="8.63cm" svg:y="4.282cm">
          <text:p text:style-name="P1"><text:span text:style-name="T1">Patient Master</text:span></text:p>
        </draw:rect>
        <draw:rect draw:style-name="gr3" draw:text-style-name="P4" xml:id="id8" draw:id="id8" draw:layer="layout" svg:width="4.78cm" svg:height="5.194cm" svg:x="8.63cm" svg:y="5.077cm">
          <text:p text:style-name="P3"><text:span text:style-name="T2">patient_id</text:span></text:p>
          <text:p text:style-name="P3"><text:span text:style-name="T2">org_id</text:span></text:p>
          <text:p text:style-name="P3"><text:span text:style-name="T2">patient_external_link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birth_date</text:span></text:p>
          <text:p text:style-name="P3"><text:span text:style-name="T2">patient_phone_frag</text:span></text:p>
          <text:p text:style-name="P3"><text:span text:style-name="T2">patient_address_frag</text:span></text:p>
          <text:p text:style-name="P3"><text:span text:style-name="T2">patient_soundex_last</text:span></text:p>
          <text:p text:style-name="P3"><text:span text:style-name="T2">patient_soundex_first</text:span></text:p>
          <text:p text:style-name="P3"><text:span text:style-name="T2"/></text:p>
        </draw:rect>
        <draw:circle draw:style-name="gr4" draw:text-style-name="P1" xml:id="id3" draw:id="id3" draw:layer="layout" svg:width="0.254cm" svg:height="0.254cm" svg:x="4.476cm" svg:y="2.75cm">
          <text:p/>
        </draw:circle>
        <draw:connector draw:style-name="gr5" draw:text-style-name="P1" draw:layer="layout" draw:type="curve" svg:x1="4.73cm" svg:y1="2.877cm" svg:x2="8.63cm" svg:y2="3.219cm" draw:start-shape="id3" draw:start-glue-point="1" draw:end-shape="id4" draw:end-glue-point="3" svg:d="M4730 2877c2925 0 975 342 3900 342">
          <text:p/>
        </draw:connector>
        <draw:circle draw:style-name="gr4" draw:text-style-name="P1" xml:id="id5" draw:id="id5" draw:layer="layout" svg:width="0.254cm" svg:height="0.254cm" svg:x="15.197cm" svg:y="5.699cm">
          <text:p/>
        </draw:circle>
        <draw:connector draw:style-name="gr5" draw:text-style-name="P1" draw:layer="layout" draw:type="curve" svg:x1="15.197cm" svg:y1="5.826cm" svg:x2="13.41cm" svg:y2="2.323cm" draw:start-shape="id5" draw:start-glue-point="3" draw:end-shape="id6" svg:d="M15197 5826c-1339 0-446-3503-1787-3503">
          <text:p/>
        </draw:connector>
        <draw:rect draw:style-name="gr2" draw:text-style-name="P2" xml:id="id14" draw:id="id14" draw:layer="layout" svg:width="6.864cm" svg:height="0.869cm" svg:x="11.662cm" svg:y="9.971cm">
          <text:p text:style-name="P1"><text:span text:style-name="T1">Vaccination Reported</text:span></text:p>
        </draw:rect>
        <draw:rect draw:style-name="gr3" draw:text-style-name="P4" draw:layer="layout" svg:width="6.864cm" svg:height="11.825cm" svg:x="11.662cm" svg:y="10.765cm">
          <text:p text:style-name="P3"><text:span text:style-name="T2">vaccination_reported_id</text:span></text:p>
          <text:p text:style-name="P3"><text:span text:style-name="T2">patient_reported_id</text:span></text:p>
          <text:p text:style-name="P3"><text:span text:style-name="T2">vaccination_reported_external_link</text:span></text:p>
          <text:p text:style-name="P3"><text:span text:style-name="T2">vaccination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e_ndc_code</text:span></text:p>
          <text:p text:style-name="P3"><text:span text:style-name="T2">vaccine_mvx_code</text:span></text:p>
          <text:p text:style-name="P3"><text:span text:style-name="T2">administered_amount</text:span></text:p>
          <text:p text:style-name="P3"><text:span text:style-name="T2">information_source</text:span></text:p>
          <text:p text:style-name="P3"><text:span text:style-name="T2">lot_number</text:span></text:p>
          <text:p text:style-name="P3"><text:span text:style-name="T2">expiration_date</text:span></text:p>
          <text:p text:style-name="P3"><text:span text:style-name="T2">completion_status</text:span></text:p>
          <text:p text:style-name="P3"><text:span text:style-name="T2">action_code</text:span></text:p>
          <text:p text:style-name="P3"><text:span text:style-name="T2">refusal_reason_code</text:span></text:p>
          <text:p text:style-name="P3"><text:span text:style-name="T2">body_site</text:span></text:p>
          <text:p text:style-name="P3"><text:span text:style-name="T2">body_route</text:span></text:p>
          <text:p text:style-name="P3"><text:span text:style-name="T2">funding_source</text:span></text:p>
          <text:p text:style-name="P3"><text:span text:style-name="T2">funding_eligibility</text:span></text:p>
          <text:p text:style-name="P3"><text:span text:style-name="T2">org_location_id</text:span></text:p>
          <text:p text:style-name="P3"><text:span text:style-name="T2">entered_by</text:span></text:p>
          <text:p text:style-name="P3"><text:span text:style-name="T2">ordering_provider</text:span></text:p>
          <text:p text:style-name="P3"><text:span text:style-name="T2">administering_provider</text:span></text:p>
        </draw:rect>
        <draw:ellipse draw:style-name="gr4" draw:text-style-name="P1" xml:id="id9" draw:id="id9" draw:layer="layout" svg:width="0.28cm" svg:height="0.254cm" svg:x="15.085cm" svg:y="12.489cm">
          <text:p/>
        </draw:ellipse>
        <draw:ellipse draw:style-name="gr4" draw:text-style-name="P1" xml:id="id11" draw:id="id11" draw:layer="layout" svg:width="0.279cm" svg:height="0.254cm" svg:x="11.541cm" svg:y="11.44cm">
          <text:p/>
        </draw:ellipse>
        <draw:rect draw:style-name="gr2" draw:text-style-name="P2" draw:layer="layout" svg:width="5.406cm" svg:height="0.869cm" svg:x="21.375cm" svg:y="6.334cm">
          <text:p text:style-name="P1"><text:span text:style-name="T1">Vaccination Master</text:span></text:p>
        </draw:rect>
        <draw:rect draw:style-name="gr3" draw:text-style-name="P4" xml:id="id10" draw:id="id10" draw:layer="layout" svg:width="5.406cm" svg:height="5.263cm" svg:x="21.375cm" svg:y="7.129cm">
          <text:p text:style-name="P3"><text:span text:style-name="T2">vaccination_id</text:span></text:p>
          <text:p text:style-name="P3"><text:span text:style-name="T2">patient_id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ation_reported_id</text:span></text:p>
          <text:p text:style-name="P3"><text:span text:style-name="T2"/></text:p>
        </draw:rect>
        <draw:circle draw:style-name="gr4" draw:text-style-name="P1" xml:id="id7" draw:id="id7" draw:layer="layout" svg:width="0.254cm" svg:height="0.254cm" svg:x="21.213cm" svg:y="7.827cm">
          <text:p/>
        </draw:circle>
        <draw:connector draw:style-name="gr5" draw:text-style-name="P1" draw:layer="layout" draw:type="curve" svg:x1="21.213cm" svg:y1="7.954cm" svg:x2="13.41cm" svg:y2="7.674cm" draw:start-shape="id7" draw:start-glue-point="3" draw:end-shape="id8" svg:d="M21213 7954c-5851 0-1950-280-7803-280">
          <text:p/>
        </draw:connector>
        <draw:connector draw:style-name="gr5" draw:text-style-name="P1" draw:layer="layout" draw:type="curve" svg:x1="15.365cm" svg:y1="12.616cm" svg:x2="24.078cm" svg:y2="12.392cm" draw:start-shape="id9" draw:start-glue-point="1" draw:end-shape="id10" draw:end-glue-point="2" svg:d="M15365 12616c4507 0 3755 139 4807 271s3906 256 3906-495">
          <text:p/>
        </draw:connector>
        <draw:connector draw:style-name="gr5" draw:text-style-name="P1" draw:layer="layout" draw:type="curve" svg:x1="11.541cm" svg:y1="11.567cm" svg:x2="7.612cm" svg:y2="10.767cm" draw:start-shape="id11" draw:start-glue-point="3" draw:end-shape="id12" draw:end-glue-point="1" svg:d="M11541 11567c-2946 0-982-800-3929-800">
          <text:p/>
        </draw:connector>
        <draw:connector draw:style-name="gr5" draw:text-style-name="P1" draw:layer="layout" draw:type="curve" svg:x1="21.213cm" svg:y1="9.354cm" svg:x2="18.526cm" svg:y2="10.405cm" draw:start-shape="id13" draw:start-glue-point="3" draw:end-shape="id14" draw:end-glue-point="1" svg:d="M21213 9354c-2014 0-671 1051-2687 1051">
          <text:p/>
        </draw:connector>
        <draw:circle draw:style-name="gr4" draw:text-style-name="P1" xml:id="id13" draw:id="id13" draw:layer="layout" svg:width="0.254cm" svg:height="0.254cm" svg:x="21.213cm" svg:y="9.227cm">
          <text:p/>
        </draw:circle>
        <draw:rect draw:style-name="gr2" draw:text-style-name="P2" draw:layer="layout" svg:width="4.588cm" svg:height="0.869cm" svg:x="19.399cm" svg:y="1.254cm">
          <text:p text:style-name="P1"><text:span text:style-name="T1">Message Received</text:span></text:p>
        </draw:rect>
        <draw:rect draw:style-name="gr3" draw:text-style-name="P4" draw:layer="layout" svg:width="4.588cm" svg:height="3.937cm" svg:x="19.399cm" svg:y="2.016cm">
          <text:p text:style-name="P3"><text:span text:style-name="T2">message_received_id</text:span></text:p>
          <text:p text:style-name="P3"><text:span text:style-name="T2">org_id</text:span></text:p>
          <text:p text:style-name="P3"><text:span text:style-name="T2">message_request</text:span></text:p>
          <text:p text:style-name="P3"><text:span text:style-name="T2">message_response</text:span></text:p>
          <text:p text:style-name="P3"><text:span text:style-name="T2">reported_date</text:span></text:p>
          <text:p text:style-name="P3"><text:span text:style-name="T2">category_request</text:span></text:p>
          <text:p text:style-name="P3"><text:span text:style-name="T2">category_response</text:span></text:p>
          <text:p text:style-name="P3"><text:span text:style-name="T2">patient_reported_id</text:span></text:p>
          <text:p text:style-name="P3"><text:span text:style-name="T2"/></text:p>
        </draw:rect>
        <draw:circle draw:style-name="gr4" draw:text-style-name="P1" xml:id="id15" draw:id="id15" draw:layer="layout" svg:width="0.254cm" svg:height="0.254cm" svg:x="19.288cm" svg:y="2.778cm">
          <text:p/>
        </draw:circle>
        <draw:connector draw:style-name="gr5" draw:text-style-name="P1" draw:layer="layout" draw:type="curve" svg:x1="19.288cm" svg:y1="2.905cm" svg:x2="13.41cm" svg:y2="2.323cm" draw:start-shape="id15" draw:start-glue-point="3" draw:end-shape="id6" svg:d="M19288 2905c-4408 0-1470-582-5878-582">
          <text:p/>
        </draw:connector>
        <draw:circle draw:style-name="gr4" draw:text-style-name="P1" xml:id="id16" draw:id="id16" draw:layer="layout" svg:width="0.254cm" svg:height="0.254cm" svg:x="19.288cm" svg:y="5.392cm">
          <text:p/>
        </draw:circle>
        <draw:connector draw:style-name="gr5" draw:text-style-name="P1" draw:layer="layout" draw:type="curve" svg:x1="19.288cm" svg:y1="5.519cm" svg:x2="7.612cm" svg:y2="10.767cm" draw:start-shape="id16" draw:start-glue-point="3" draw:end-shape="id12" svg:d="M19288 5519c-8757 0-2919 5248-11676 5248">
          <text:p/>
        </draw:connector>
        <draw:circle draw:style-name="gr4" draw:text-style-name="P1" xml:id="id17" draw:id="id17" draw:layer="layout" svg:width="0.254cm" svg:height="0.254cm" svg:x="10.156cm" svg:y="5.699cm">
          <text:p/>
        </draw:circle>
        <draw:connector draw:style-name="gr5" draw:text-style-name="P1" draw:layer="layout" draw:type="curve" svg:x1="10.41cm" svg:y1="5.826cm" svg:x2="11.02cm" svg:y2="3.774cm" draw:start-shape="id17" draw:start-glue-point="1" draw:end-shape="id4" svg:d="M10410 5826c407 0 610-684 610-2052">
          <text:p/>
        </draw:connector>
        <draw:rect draw:style-name="gr2" draw:text-style-name="P2" draw:layer="layout" svg:width="4.578cm" svg:height="0.869cm" svg:x="19.155cm" svg:y="13.319cm">
          <text:p text:style-name="P1"><text:span text:style-name="T1">Org Location</text:span></text:p>
        </draw:rect>
        <draw:rect draw:style-name="gr3" draw:text-style-name="P4" xml:id="id19" draw:id="id19" draw:layer="layout" svg:width="4.578cm" svg:height="5.429cm" svg:x="19.155cm" svg:y="14.113cm">
          <text:p text:style-name="P3"><text:span text:style-name="T2">org_location_id</text:span></text:p>
          <text:p text:style-name="P3"><text:span text:style-name="T2">org_facility_code</text:span><text:span text:style-name="T2"><text:line-break/></text:span><text:span text:style-name="T2">org_id</text:span></text:p>
          <text:p text:style-name="P3"><text:span text:style-name="T2">org_facility_name</text:span></text:p>
          <text:p text:style-name="P3"><text:span text:style-name="T2">location_type</text:span></text:p>
          <text:p text:style-name="P3"><text:span text:style-name="T2">address_line1</text:span></text:p>
          <text:p text:style-name="P3"><text:span text:style-name="T2">address_line2</text:span></text:p>
          <text:p text:style-name="P3"><text:span text:style-name="T2">address_city</text:span></text:p>
          <text:p text:style-name="P3"><text:span text:style-name="T2">address_state</text:span></text:p>
          <text:p text:style-name="P3"><text:span text:style-name="T2">address_zip</text:span></text:p>
          <text:p text:style-name="P3"><text:span text:style-name="T2">address_country</text:span></text:p>
          <text:p text:style-name="P3"><text:span text:style-name="T2">address_county_parish</text:span></text:p>
          <text:p text:style-name="P3"><text:span text:style-name="T2"/></text:p>
        </draw:rect>
        <draw:ellipse draw:style-name="gr4" draw:text-style-name="P1" xml:id="id18" draw:id="id18" draw:layer="layout" svg:width="0.28cm" svg:height="0.254cm" svg:x="14.843cm" svg:y="20.147cm">
          <text:p/>
        </draw:ellipse>
        <draw:connector draw:style-name="gr5" draw:text-style-name="P1" draw:layer="layout" draw:type="curve" svg:x1="15.123cm" svg:y1="20.274cm" svg:x2="21.444cm" svg:y2="19.542cm" draw:start-shape="id18" draw:start-glue-point="1" draw:end-shape="id19" draw:end-glue-point="2" svg:d="M15123 20274c4214 0 6321-244 6321-732">
          <text:p/>
        </draw:connector>
        <draw:circle draw:style-name="gr4" draw:text-style-name="P1" xml:id="id20" draw:id="id20" draw:layer="layout" svg:width="0.254cm" svg:height="0.254cm" svg:x="20.558cm" svg:y="15.224cm">
          <text:p/>
        </draw:circle>
        <draw:connector draw:style-name="gr5" draw:text-style-name="P1" draw:layer="layout" draw:type="curve" svg:x1="20.812cm" svg:y1="15.351cm" svg:x2="26.08cm" svg:y2="14.799cm" draw:start-shape="id20" draw:start-glue-point="1" svg:d="M20812 15351c4327 0 1694-552 5268-552">
          <text:p/>
        </draw:connector>
        <draw:rect draw:style-name="gr2" draw:text-style-name="P2" draw:layer="layout" svg:width="4.064cm" svg:height="0.869cm" svg:x="20.05cm" svg:y="20.431cm">
          <text:p text:style-name="P1"><text:span text:style-name="T1">Person</text:span></text:p>
        </draw:rect>
        <draw:rect draw:style-name="gr3" draw:text-style-name="P4" xml:id="id22" draw:id="id22" draw:layer="layout" svg:width="4.064cm" svg:height="4.667cm" svg:x="20.05cm" svg:y="21.225cm">
          <text:p text:style-name="P3"><text:span text:style-name="T2">person_id</text:span></text:p>
          <text:p text:style-name="P3"><text:span text:style-name="T2">person_external_link</text:span></text:p>
          <text:p text:style-name="P3"><text:span text:style-name="T2">org_id</text:span></text:p>
          <text:p text:style-name="P3"><text:span text:style-name="T2">name_last</text:span></text:p>
          <text:p text:style-name="P3"><text:span text:style-name="T2">name_first</text:span></text:p>
          <text:p text:style-name="P3"><text:span text:style-name="T2">name_middle</text:span></text:p>
          <text:p text:style-name="P3"><text:span text:style-name="T2">assigning_authority</text:span></text:p>
          <text:p text:style-name="P3"><text:span text:style-name="T2">name_type_code</text:span></text:p>
          <text:p text:style-name="P3"><text:span text:style-name="T2">identifier_type_code</text:span></text:p>
          <text:p text:style-name="P3"><text:span text:style-name="T2">professional_suffix</text:span></text:p>
        </draw:rect>
        <draw:ellipse draw:style-name="gr4" draw:text-style-name="P1" xml:id="id21" draw:id="id21" draw:layer="layout" svg:width="0.28cm" svg:height="0.254cm" svg:x="14.081cm" svg:y="20.558cm">
          <text:p/>
        </draw:ellipse>
        <draw:connector draw:style-name="gr5" draw:text-style-name="P1" draw:layer="layout" draw:type="curve" svg:x1="14.361cm" svg:y1="20.685cm" svg:x2="20.05cm" svg:y2="23.558cm" draw:start-shape="id21" draw:start-glue-point="1" draw:end-shape="id22" svg:d="M14361 20685c4267 0 1423 2873 5689 2873">
          <text:p/>
        </draw:connector>
        <draw:ellipse draw:style-name="gr4" draw:text-style-name="P1" xml:id="id23" draw:id="id23" draw:layer="layout" svg:width="0.28cm" svg:height="0.254cm" svg:x="15.071cm" svg:y="20.939cm">
          <text:p/>
        </draw:ellipse>
        <draw:connector draw:style-name="gr5" draw:text-style-name="P1" draw:layer="layout" draw:type="curve" svg:x1="15.351cm" svg:y1="21.066cm" svg:x2="20.05cm" svg:y2="23.558cm" draw:start-shape="id23" draw:start-glue-point="1" draw:end-shape="id22" draw:end-glue-point="3" svg:d="M15351 21066c3525 0 1176 2492 4699 2492">
          <text:p/>
        </draw:connector>
        <draw:ellipse draw:style-name="gr4" draw:text-style-name="P1" xml:id="id24" draw:id="id24" draw:layer="layout" svg:width="0.28cm" svg:height="0.254cm" svg:x="15.986cm" svg:y="21.495cm">
          <text:p/>
        </draw:ellipse>
        <draw:connector draw:style-name="gr5" draw:text-style-name="P1" draw:layer="layout" draw:type="curve" svg:x1="16.266cm" svg:y1="21.622cm" svg:x2="20.05cm" svg:y2="23.558cm" draw:start-shape="id24" draw:start-glue-point="1" draw:end-shape="id22" svg:d="M16266 21622c2838 0 946 1936 3784 1936">
          <text:p/>
        </draw:connector>
      </draw:page>
      <draw:page draw:name="page2" draw:style-name="dp1" draw:master-page-name="Default"/>
      <draw:page draw:name="page3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xml:id="id32" draw:id="id32" draw:layer="layout" svg:width="4.959cm" svg:height="0.869cm" svg:x="13.567cm" svg:y="9.971cm">
          <text:p text:style-name="P1"><text:span text:style-name="T1">Observation Reported</text:span></text:p>
        </draw:rect>
        <draw:rect draw:style-name="gr3" draw:text-style-name="P4" draw:layer="layout" svg:width="4.959cm" svg:height="9.539cm" svg:x="13.567cm" svg:y="10.765cm">
          <text:p text:style-name="P3"><text:span text:style-name="T2">observation_reported_id</text:span></text:p>
          <text:p text:style-name="P3"><text:span text:style-name="T2">patient_reported_id</text:span></text:p>
          <text:p text:style-name="P3"><text:span text:style-name="T2">vaccination_reported_id</text:span></text:p>
          <text:p text:style-name="P3"><text:span text:style-name="T2">observation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value_type</text:span></text:p>
          <text:p text:style-name="P3"><text:span text:style-name="T2">identifier_code</text:span></text:p>
          <text:p text:style-name="P3"><text:span text:style-name="T2">identifier_label</text:span></text:p>
          <text:p text:style-name="P3"><text:span text:style-name="T2">identifier_table</text:span></text:p>
          <text:p text:style-name="P3"><text:span text:style-name="T2">value_code</text:span></text:p>
          <text:p text:style-name="P3"><text:span text:style-name="T2">value_label</text:span></text:p>
          <text:p text:style-name="P3"><text:span text:style-name="T2">value_table</text:span></text:p>
          <text:p text:style-name="P3"><text:span text:style-name="T2">units_code</text:span></text:p>
          <text:p text:style-name="P3"><text:span text:style-name="T2">units_label</text:span></text:p>
          <text:p text:style-name="P3"><text:span text:style-name="T2">units_table</text:span></text:p>
          <text:p text:style-name="P3"><text:span text:style-name="T2">result_status</text:span></text:p>
          <text:p text:style-name="P3"><text:span text:style-name="T2">observation_date</text:span></text:p>
          <text:p text:style-name="P3"><text:span text:style-name="T2">method_code</text:span></text:p>
          <text:p text:style-name="P3"><text:span text:style-name="T2">method_label</text:span></text:p>
          <text:p text:style-name="P3"><text:span text:style-name="T2">method_table</text:span></text:p>
        </draw:rect>
        <draw:ellipse draw:style-name="gr4" draw:text-style-name="P1" xml:id="id27" draw:id="id27" draw:layer="layout" svg:width="0.28cm" svg:height="0.254cm" svg:x="16.468cm" svg:y="12.303cm">
          <text:p/>
        </draw:ellipse>
        <draw:ellipse draw:style-name="gr4" draw:text-style-name="P1" xml:id="id29" draw:id="id29" draw:layer="layout" svg:width="0.279cm" svg:height="0.254cm" svg:x="13.446cm" svg:y="11.44cm">
          <text:p/>
        </draw:ellipse>
        <draw:rect draw:style-name="gr2" draw:text-style-name="P2" draw:layer="layout" svg:width="5.406cm" svg:height="0.869cm" svg:x="20.105cm" svg:y="7.096cm">
          <text:p text:style-name="P1"><text:span text:style-name="T1">Observation Master</text:span></text:p>
        </draw:rect>
        <draw:rect draw:style-name="gr3" draw:text-style-name="P4" xml:id="id28" draw:id="id28" draw:layer="layout" svg:width="5.406cm" svg:height="2.888cm" svg:x="20.105cm" svg:y="7.891cm">
          <text:p text:style-name="P3"><text:span text:style-name="T2">observation_id</text:span></text:p>
          <text:p text:style-name="P3"><text:span text:style-name="T2">patient_id</text:span></text:p>
          <text:p text:style-name="P3"><text:span text:style-name="T2">vaccination_id</text:span></text:p>
          <text:p text:style-name="P3"><text:span text:style-name="T2">identifier_code</text:span></text:p>
          <text:p text:style-name="P3"><text:span text:style-name="T2">value_code</text:span></text:p>
          <text:p text:style-name="P3"><text:span text:style-name="T2">observation_reported_id</text:span></text:p>
        </draw:rect>
        <draw:circle draw:style-name="gr4" draw:text-style-name="P1" xml:id="id25" draw:id="id25" draw:layer="layout" svg:width="0.254cm" svg:height="0.254cm" svg:x="19.943cm" svg:y="8.589cm">
          <text:p/>
        </draw:circle>
        <draw:connector draw:style-name="gr5" draw:text-style-name="P1" draw:layer="layout" draw:type="curve" svg:x1="19.943cm" svg:y1="8.716cm" svg:x2="18.018cm" svg:y2="8.058cm" draw:start-shape="id25" draw:start-glue-point="3" draw:end-shape="id26" draw:end-glue-point="1" svg:d="M19943 8716c-1443 0-481-658-1925-658">
          <text:p/>
        </draw:connector>
        <draw:connector draw:style-name="gr5" draw:text-style-name="P1" draw:layer="layout" draw:type="curve" svg:x1="16.748cm" svg:y1="12.43cm" svg:x2="22.808cm" svg:y2="10.779cm" draw:start-shape="id27" draw:start-glue-point="1" draw:end-shape="id28" draw:end-glue-point="2" svg:d="M16748 12430c4040 0 6060-550 6060-1651">
          <text:p/>
        </draw:connector>
        <draw:connector draw:style-name="gr5" draw:text-style-name="P1" draw:layer="layout" draw:type="curve" svg:x1="13.446cm" svg:y1="11.567cm" svg:x2="11.668cm" svg:y2="11.487cm" draw:start-shape="id29" draw:start-glue-point="3" draw:end-shape="id30" draw:end-glue-point="1" svg:d="M13446 11567c-1333 0-445-80-1778-80">
          <text:p/>
        </draw:connector>
        <draw:connector draw:style-name="gr5" draw:text-style-name="P1" draw:layer="layout" draw:type="curve" svg:x1="19.943cm" svg:y1="10.398cm" svg:x2="18.526cm" svg:y2="10.405cm" draw:start-shape="id31" draw:start-glue-point="3" draw:end-shape="id32" draw:end-glue-point="1" svg:d="M19943 10398c-1062 0-354 7-1417 7">
          <text:p/>
        </draw:connector>
        <draw:circle draw:style-name="gr4" draw:text-style-name="P1" xml:id="id31" draw:id="id31" draw:layer="layout" svg:width="0.254cm" svg:height="0.254cm" svg:x="19.943cm" svg:y="10.271cm">
          <text:p/>
        </draw:circle>
        <draw:rect draw:style-name="gr2" draw:text-style-name="P2" xml:id="id26" draw:id="id26" draw:layer="layout" svg:width="2.419cm" svg:height="0.869cm" svg:x="15.599cm" svg:y="7.624cm">
          <text:p text:style-name="P1"><text:span text:style-name="T1">Patient</text:span></text:p>
        </draw:rect>
        <draw:rect draw:style-name="gr2" draw:text-style-name="P2" xml:id="id30" draw:id="id30" draw:layer="layout" svg:width="3.937cm" svg:height="0.869cm" svg:x="7.731cm" svg:y="11.053cm">
          <text:p text:style-name="P1"><text:span text:style-name="T1">Patient Reported</text:span></text:p>
        </draw:rect>
        <draw:ellipse draw:style-name="gr4" draw:text-style-name="P1" xml:id="id33" draw:id="id33" draw:layer="layout" svg:width="0.279cm" svg:height="0.254cm" svg:x="13.446cm" svg:y="11.922cm">
          <text:p/>
        </draw:ellipse>
        <draw:connector draw:style-name="gr5" draw:text-style-name="P1" draw:layer="layout" draw:type="curve" svg:x1="13.446cm" svg:y1="12.049cm" svg:x2="11.668cm" svg:y2="12.884cm" draw:start-shape="id33" draw:start-glue-point="3" draw:end-shape="id34" draw:end-glue-point="1" svg:d="M13446 12049c-1333 0-445 835-1778 835">
          <text:p/>
        </draw:connector>
        <draw:rect draw:style-name="gr2" draw:text-style-name="P2" xml:id="id34" draw:id="id34" draw:layer="layout" svg:width="4.699cm" svg:height="0.869cm" svg:x="6.969cm" svg:y="12.45cm">
          <text:p text:style-name="P1"><text:span text:style-name="T1">Vaccination Reported</text:span></text:p>
        </draw:rect>
        <draw:circle draw:style-name="gr4" draw:text-style-name="P1" xml:id="id35" draw:id="id35" draw:layer="layout" svg:width="0.254cm" svg:height="0.254cm" svg:x="19.923cm" svg:y="9.001cm">
          <text:p/>
        </draw:circle>
        <draw:connector draw:style-name="gr5" draw:text-style-name="P1" draw:layer="layout" draw:type="curve" svg:x1="19.923cm" svg:y1="9.128cm" svg:x2="18.018cm" svg:y2="9.201cm" draw:start-shape="id35" draw:start-glue-point="3" draw:end-shape="id36" draw:end-glue-point="1" svg:d="M19923 9128c-1428 0-476 73-1905 73">
          <text:p/>
        </draw:connector>
        <draw:rect draw:style-name="gr2" draw:text-style-name="P2" xml:id="id36" draw:id="id36" draw:layer="layout" svg:width="3.054cm" svg:height="0.869cm" svg:x="14.964cm" svg:y="8.767cm">
          <text:p text:style-name="P1"><text:span text:style-name="T1">Vaccin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1.5$Win32 OpenOffice.org_project/415m1$Build-9789</meta:generator>
    <dc:date>2020-10-04T21:55:03.31</dc:date>
    <dc:creator>Nathan Bunker</dc:creator>
    <meta:editing-duration>P41DT15H36M27S</meta:editing-duration>
    <meta:editing-cycles>182</meta:editing-cycles>
    <meta:printed-by>Nathan Bunker</meta:printed-by>
    <meta:print-date>2017-03-07T11:08:55.17</meta:print-date>
    <meta:document-statistic meta:object-count="70"/>
  </office:meta>
</office:document-meta>
</file>